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instance-tra-373-1000res--1folds-0.001ridge-100w2vdim-17-09_10:5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9195019415129" calcext:value-type="float">
            <text:p>0.4391950194</text:p>
          </table:table-cell>
          <table:table-cell office:value-type="float" office:value="0.284282367123318" calcext:value-type="float">
            <text:p>0.2842823671</text:p>
          </table:table-cell>
          <table:table-cell office:value-type="float" office:value="0.154892761394102" calcext:value-type="float">
            <text:p>0.1548927614</text:p>
          </table:table-cell>
          <table:table-cell office:value-type="float" office:value="0.244357084380529" calcext:value-type="float">
            <text:p>0.2443570844</text:p>
          </table:table-cell>
          <table:table-cell office:value-type="float" office:value="0.410187667560322" calcext:value-type="float">
            <text:p>0.4101876676</text:p>
          </table:table-cell>
          <table:table-cell office:value-type="float" office:value="0.491867609160986" calcext:value-type="float">
            <text:p>0.4918676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9690685986473" calcext:value-type="float">
            <text:p>0.439690686</text:p>
          </table:table-cell>
          <table:table-cell office:value-type="float" office:value="0.316044218084943" calcext:value-type="float">
            <text:p>0.3160442181</text:p>
          </table:table-cell>
          <table:table-cell office:value-type="float" office:value="0.138806970509383" calcext:value-type="float">
            <text:p>0.1388069705</text:p>
          </table:table-cell>
          <table:table-cell office:value-type="float" office:value="0.219705300572064" calcext:value-type="float">
            <text:p>0.2197053006</text:p>
          </table:table-cell>
          <table:table-cell office:value-type="float" office:value="0.396782841823056" calcext:value-type="float">
            <text:p>0.3967828418</text:p>
          </table:table-cell>
          <table:table-cell office:value-type="float" office:value="0.489230230318892" calcext:value-type="float">
            <text:p>0.4892302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7854724994182" calcext:value-type="float">
            <text:p>0.437854725</text:p>
          </table:table-cell>
          <table:table-cell office:value-type="float" office:value="0.282381359883188" calcext:value-type="float">
            <text:p>0.2823813599</text:p>
          </table:table-cell>
          <table:table-cell office:value-type="float" office:value="0.151251117068811" calcext:value-type="float">
            <text:p>0.1512511171</text:p>
          </table:table-cell>
          <table:table-cell office:value-type="float" office:value="0.23786358921505" calcext:value-type="float">
            <text:p>0.2378635892</text:p>
          </table:table-cell>
          <table:table-cell office:value-type="float" office:value="0.418230563002681" calcext:value-type="float">
            <text:p>0.418230563</text:p>
          </table:table-cell>
          <table:table-cell office:value-type="float" office:value="0.493268445345069" calcext:value-type="float">
            <text:p>0.4932684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9108382888938" calcext:value-type="float">
            <text:p>0.4291083829</text:p>
          </table:table-cell>
          <table:table-cell office:value-type="float" office:value="0.258687208914648" calcext:value-type="float">
            <text:p>0.2586872089</text:p>
          </table:table-cell>
          <table:table-cell office:value-type="float" office:value="0.143029490616622" calcext:value-type="float">
            <text:p>0.1430294906</text:p>
          </table:table-cell>
          <table:table-cell office:value-type="float" office:value="0.227778014685162" calcext:value-type="float">
            <text:p>0.2277780147</text:p>
          </table:table-cell>
          <table:table-cell office:value-type="float" office:value="0.402144772117963" calcext:value-type="float">
            <text:p>0.4021447721</text:p>
          </table:table-cell>
          <table:table-cell office:value-type="float" office:value="0.49033086214938" calcext:value-type="float">
            <text:p>0.4903308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7863997359918" calcext:value-type="float">
            <text:p>0.4278639974</text:p>
          </table:table-cell>
          <table:table-cell office:value-type="float" office:value="0.258494394753531" calcext:value-type="float">
            <text:p>0.2584943948</text:p>
          </table:table-cell>
          <table:table-cell office:value-type="float" office:value="0.139075067024129" calcext:value-type="float">
            <text:p>0.139075067</text:p>
          </table:table-cell>
          <table:table-cell office:value-type="float" office:value="0.227540405223484" calcext:value-type="float">
            <text:p>0.2275404052</text:p>
          </table:table-cell>
          <table:table-cell office:value-type="float" office:value="0.386058981233244" calcext:value-type="float">
            <text:p>0.3860589812</text:p>
          </table:table-cell>
          <table:table-cell office:value-type="float" office:value="0.486844373740104" calcext:value-type="float">
            <text:p>0.4868443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7180562456958" calcext:value-type="float">
            <text:p>0.4371805625</text:p>
          </table:table-cell>
          <table:table-cell office:value-type="float" office:value="0.275011302188169" calcext:value-type="float">
            <text:p>0.2750113022</text:p>
          </table:table-cell>
          <table:table-cell office:value-type="float" office:value="0.146760500446828" calcext:value-type="float">
            <text:p>0.1467605004</text:p>
          </table:table-cell>
          <table:table-cell office:value-type="float" office:value="0.23861499348404" calcext:value-type="float">
            <text:p>0.2386149935</text:p>
          </table:table-cell>
          <table:table-cell office:value-type="float" office:value="0.388739946380697" calcext:value-type="float">
            <text:p>0.3887399464</text:p>
          </table:table-cell>
          <table:table-cell office:value-type="float" office:value="0.487464050437188" calcext:value-type="float">
            <text:p>0.4874640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0201388646139" calcext:value-type="float">
            <text:p>0.4302013886</text:p>
          </table:table-cell>
          <table:table-cell office:value-type="float" office:value="0.256972433430909" calcext:value-type="float">
            <text:p>0.2569724334</text:p>
          </table:table-cell>
          <table:table-cell office:value-type="float" office:value="0.150022341376229" calcext:value-type="float">
            <text:p>0.1500223414</text:p>
          </table:table-cell>
          <table:table-cell office:value-type="float" office:value="0.226151357497986" calcext:value-type="float">
            <text:p>0.2261513575</text:p>
          </table:table-cell>
          <table:table-cell office:value-type="float" office:value="0.436997319034853" calcext:value-type="float">
            <text:p>0.436997319</text:p>
          </table:table-cell>
          <table:table-cell office:value-type="float" office:value="0.496014780214465" calcext:value-type="float">
            <text:p>0.49601478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3500940491343" calcext:value-type="float">
            <text:p>0.4335009405</text:p>
          </table:table-cell>
          <table:table-cell office:value-type="float" office:value="0.265812275307478" calcext:value-type="float">
            <text:p>0.2658122753</text:p>
          </table:table-cell>
          <table:table-cell office:value-type="float" office:value="0.154848078641644" calcext:value-type="float">
            <text:p>0.1548480786</text:p>
          </table:table-cell>
          <table:table-cell office:value-type="float" office:value="0.245060966146019" calcext:value-type="float">
            <text:p>0.2450609661</text:p>
          </table:table-cell>
          <table:table-cell office:value-type="float" office:value="0.404825737265416" calcext:value-type="float">
            <text:p>0.4048257373</text:p>
          </table:table-cell>
          <table:table-cell office:value-type="float" office:value="0.490858288829809" calcext:value-type="float">
            <text:p>0.49085828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3120778265054" calcext:value-type="float">
            <text:p>0.4431207783</text:p>
          </table:table-cell>
          <table:table-cell office:value-type="float" office:value="0.299166582882535" calcext:value-type="float">
            <text:p>0.2991665829</text:p>
          </table:table-cell>
          <table:table-cell office:value-type="float" office:value="0.145084897229669" calcext:value-type="float">
            <text:p>0.1450848972</text:p>
          </table:table-cell>
          <table:table-cell office:value-type="float" office:value="0.231987469747476" calcext:value-type="float">
            <text:p>0.2319874697</text:p>
          </table:table-cell>
          <table:table-cell office:value-type="float" office:value="0.388739946380697" calcext:value-type="float">
            <text:p>0.3887399464</text:p>
          </table:table-cell>
          <table:table-cell office:value-type="float" office:value="0.487464050437188" calcext:value-type="float">
            <text:p>0.48746405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838972211717" calcext:value-type="float">
            <text:p>0.4283897221</text:p>
          </table:table-cell>
          <table:table-cell office:value-type="float" office:value="0.250577408638013" calcext:value-type="float">
            <text:p>0.2505774086</text:p>
          </table:table-cell>
          <table:table-cell office:value-type="float" office:value="0.144436997319035" calcext:value-type="float">
            <text:p>0.1444369973</text:p>
          </table:table-cell>
          <table:table-cell office:value-type="float" office:value="0.232429460809702" calcext:value-type="float">
            <text:p>0.2324294608</text:p>
          </table:table-cell>
          <table:table-cell office:value-type="float" office:value="0.412868632707775" calcext:value-type="float">
            <text:p>0.4128686327</text:p>
          </table:table-cell>
          <table:table-cell office:value-type="float" office:value="0.492349596154793" calcext:value-type="float">
            <text:p>0.49234959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43461062026213" calcext:value-type="float">
            <text:p>0.4346106203</text:p>
          </table:table-cell>
          <table:table-cell/>
          <table:table-cell table:formula="of:=AVERAGE([.D2:.D11])" office:value-type="float" office:value="0.146820822162645" calcext:value-type="float">
            <text:p>0.1468208222</text:p>
          </table:table-cell>
          <table:table-cell/>
          <table:table-cell table:formula="of:=AVERAGE([.F2:.F11])" office:value-type="float" office:value="0.40455764075067" calcext:value-type="float">
            <text:p>0.404557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11])" office:value-type="float" office:value="0.00549281565170333" calcext:value-type="float">
            <text:p>0.0054928157</text:p>
          </table:table-cell>
          <table:table-cell/>
          <table:table-cell table:formula="of:=STDEV([.D2:.D11])" office:value-type="float" office:value="0.00583821432566941" calcext:value-type="float">
            <text:p>0.0058382143</text:p>
          </table:table-cell>
          <table:table-cell/>
          <table:table-cell table:formula="of:=STDEV([.F2:.F11])" office:value-type="float" office:value="0.0158078459518241" calcext:value-type="float">
            <text:p>0.0158078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39:57.149652612</dc:date>
    <dc:creator>Surender Kumar</dc:creator>
    <meta:editing-duration>PT1M38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